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Generato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Generat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Gener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Generator.StandardGenerator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Generator.gener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Generator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Generator.setSourceLogs( String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Generator.setParams( NVPair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Gen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Generator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Generator.setMethod( String post_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Generator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Generator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Generator.setQueryString(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Generator.Standar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Generator.ini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Generato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